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be09c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d3b3d"/>
    </style:style>
    <style:style style:name="T1" style:family="text">
      <style:text-properties officeooo:rsid="000b7855"/>
    </style:style>
    <style:style style:name="T2" style:family="text">
      <style:text-properties fo:color="#0051c2" loext:opacity="100%"/>
    </style:style>
    <style:style style:name="T3" style:family="text">
      <style:text-properties fo:color="#14181f" loext:opacity="100%"/>
    </style:style>
    <style:style style:name="T4" style:family="text">
      <style:text-properties fo:color="#008000" loext:opacity="100%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ТВ<text:line-break/></text:span>8542148362:AAF0a_yRJVqJ4tCatcpNw1mXuvHEaACkE_8</text:p>
      <text:p text:style-name="Standard"/>
      <text:p text:style-name="Standard"/>
      <text:p text:style-name="P1"><text:span text:style-name="T2">cat</text:span> <text:span text:style-name="T3">&gt;</text:span> .env <text:span text:style-name="T3">&lt;&lt;</text:span> <text:span text:style-name="T4">'EOF' </text:span></text:p>
      <text:p text:style-name="P1"># Telegram Bot Token TELEGRAM_BOT_TOKEN=8542148362:AAF0a_yRJVqJ4tCatcpNw1mXuvHEaACkE_8</text:p>
      <text:p text:style-name="P2"># Anthropic API Key </text:p>
      <text:p text:style-name="P2">ANTHROPIC_API_KEY=8200004455:AAG1rm7gZKhH2xRQgaGX_1XGJ8YDTcsErsQ</text:p>
      <text:p text:style-name="P2"># Model settings</text:p>
      <text:p text:style-name="P2">ANTHROPIC_MODEL=claude-haiku-4-5</text:p>
      <text:p text:style-name="P2">MAX_TOKENS=8000</text:p>
      <text:p text:style-name="P1"># Redis Configuration </text:p>
      <text:p text:style-name="P1">REDIS_HOST=localhost </text:p>
      <text:p text:style-name="P1">REDIS_PORT=6379 </text:p>
      <text:p text:style-name="P1">REDIS_DB=0 </text:p>
      <text:p text:style-name="P1"># Session Configuration </text:p>
      <text:p text:style-name="P1">SESSION_TTL=86400 </text:p>
      <text:p text:style-name="P1"># Environment </text:p>
      <text:p text:style-name="P1">ENVIRONMENT=development </text:p>
      <text:p text:style-name="P1">LOG_LEVEL=INFO </text:p>
      <text:p text:style-name="P1"><text:span text:style-name="T4">EOF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3:43:46.419291195</meta:creation-date>
    <dc:date>2026-02-09T15:21:05.743561905</dc:date>
    <meta:editing-duration>PT59M44S</meta:editing-duration>
    <meta:editing-cycles>1</meta:editing-cycles>
    <meta:document-statistic meta:table-count="0" meta:image-count="0" meta:object-count="0" meta:page-count="1" meta:paragraph-count="18" meta:word-count="37" meta:character-count="470" meta:non-whitespace-character-count="440"/>
    <meta:generator>LibreOffice/24.2.7.2$Linux_X86_64 LibreOffice_project/420$Build-2</meta:generator>
  </office:meta>
</office:document-meta>
</file>